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452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ce98" style:family="table-cell" style:parent-style-name="ConstantValue" style:data-style-name="N61"/>
    <style:style style:name="ce115" style:family="table-cell" style:parent-style-name="CalcResult"/>
    <style:style style:name="ce117" style:family="table-cell" style:parent-style-name="CalcBoxBottom"/>
    <style:style style:name="ce118" style:family="table-cell" style:parent-style-name="CalcResult" style:data-style-name="N0"/>
    <style:style style:name="ce119" style:family="table-cell" style:parent-style-name="CalcBoxBottom" style:data-style-name="N0"/>
    <style:style style:name="ce107" style:family="table-cell" style:parent-style-name="CalcColorBox"/>
    <style:style style:name="ce173" style:family="table-cell" style:parent-style-name="Calc"/>
    <style:style style:name="ce109" style:family="table-cell" style:parent-style-name="CalcRemark"/>
    <style:style style:name="ce120" style:family="table-cell" style:parent-style-name="CalcResult"/>
    <style:style style:name="ce121" style:family="table-cell" style:parent-style-name="Calc"/>
    <style:style style:name="ce123" style:family="table-cell" style:parent-style-name="CalcResultScientific"/>
    <style:style style:name="ce124"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Calc">
      <style:text-properties style:font-name="DejaVu Sans2"/>
    </style:style>
    <style:style style:name="ce126"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PageHeading">
      <style:map style:condition="cell-content()&lt;0" style:apply-style-name="CalcError" style:base-cell-address="Planet.A1"/>
    </style:style>
    <style:style style:name="ce128" style:family="table-cell" style:parent-style-name="Input"/>
    <style:style style:name="ce129" style:family="table-cell" style:parent-style-name="Calc"/>
    <style:style style:name="ce130" style:family="table-cell" style:parent-style-name="CalcResult"/>
    <style:style style:name="ce131" style:family="table-cell" style:parent-style-name="Calc"/>
    <style:style style:name="ce132" style:family="table-cell" style:parent-style-name="Calc"/>
    <style:style style:name="ce21" style:family="table-cell" style:parent-style-name="CalcBoxBottom"/>
    <style:style style:name="ce134" style:family="table-cell" style:parent-style-name="Input">
      <style:map style:condition="cell-content()&lt;0" style:apply-style-name="CalcError" style:base-cell-address="Planet.A1"/>
    </style:style>
    <style:style style:name="ce23" style:family="table-cell" style:parent-style-name="Calc">
      <style:map style:condition="cell-content()&lt;0" style:apply-style-name="CalcError" style:base-cell-address="Planet.A1"/>
    </style:style>
    <style:style style:name="ce24" style:family="table-cell" style:parent-style-name="CalcResultScientific"/>
    <style:style style:name="ce25" style:family="table-cell" style:parent-style-name="CalcResult"/>
    <style:style style:name="ce1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Input">
      <style:map style:condition="cell-content()&lt;0" style:apply-style-name="CalcError" style:base-cell-address="Satellite.C29"/>
    </style:style>
    <style:style style:name="ce28" style:family="table-cell" style:parent-style-name="Calc">
      <style:map style:condition="cell-content()&lt;0" style:apply-style-name="CalcError" style:base-cell-address="Satellite.C29"/>
    </style:style>
    <style:style style:name="ce141" style:family="table-cell" style:parent-style-name="CalcResultScientific"/>
    <style:style style:name="ce30" style:family="table-cell" style:parent-style-name="CalcResult"/>
    <style:style style:name="ce143" style:family="table-cell" style:parent-style-name="Calc">
      <style:text-properties style:font-name="DejaVu Sans2" style:font-name-asian="DejaVu Sans2" style:font-name-complex="DejaVu Sans2"/>
    </style:style>
    <style:style style:name="ce32" style:family="table-cell" style:parent-style-name="Calc">
      <style:map style:condition="cell-content()&lt;0" style:apply-style-name="CalcError" style:base-cell-address="Compact.C10"/>
    </style:style>
    <style:style style:name="ce149" style:family="table-cell" style:parent-style-name="CalcResultScientific">
      <style:text-properties style:font-name="DejaVu Sans3" style:font-name-complex="DejaVu Sans3"/>
    </style:style>
    <style:style style:name="ce154" style:family="table-cell" style:parent-style-name="CalcResultScientific">
      <style:text-properties style:font-name="DejaVu Sans3" style:font-name-complex="DejaVu Sans3"/>
    </style:style>
    <style:style style:name="ce155" style:family="table-cell" style:parent-style-name="Calc">
      <style:text-properties style:font-name="DejaVu Sans3" style:font-name-complex="DejaVu Sans3"/>
    </style:style>
    <style:style style:name="ce36" style:family="table-cell" style:parent-style-name="Calc"/>
    <style:style style:name="ce37" style:family="table-cell" style:parent-style-name="CalcBoxBottom"/>
    <style:style style:name="ce161" style:family="table-cell" style:parent-style-name="Calc">
      <style:text-properties style:font-name-asian="DejaVu Sans"/>
    </style:style>
    <style:style style:name="ce162" style:family="table-cell" style:parent-style-name="CalcResultScientific"/>
    <style:style style:name="ce163" style:family="table-cell" style:parent-style-name="CalcResultScientific">
      <style:text-properties style:font-name="DejaVu Sans3" style:font-name-asian="DejaVu Sans3" style:font-name-complex="DejaVu Sans3"/>
    </style:style>
    <style:style style:name="ce41" style:family="table-cell" style:parent-style-name="Calc">
      <style:text-properties style:font-name="DejaVu Sans3" style:font-name-complex="DejaVu Sans3"/>
    </style:style>
    <style:style style:name="ce168" style:family="table-cell" style:parent-style-name="CalcResultScientific"/>
    <style:style style:name="ce43" style:family="table-cell" style:parent-style-name="Calc"/>
    <style:style style:name="ce44" style:family="table-cell" style:parent-style-name="CalcResult"/>
    <style:style style:name="ce45" style:family="table-cell" style:parent-style-name="CalcBoxBottom"/>
    <style:style style:name="ce46" style:family="table-cell" style:parent-style-name="CalcResultScientific"/>
    <style:style style:name="ce176" style:family="table-cell" style:parent-style-name="CalcResult" style:data-style-name="N0"/>
    <style:style style:name="ce48" style:family="table-cell" style:parent-style-name="CalcResult"/>
    <style:style style:name="ce122" style:family="table-cell" style:parent-style-name="CalcResult"/>
    <style:style style:name="ce50" style:family="table-cell" style:parent-style-name="Input"/>
    <style:style style:name="ce180" style:family="table-cell" style:parent-style-name="CalcResult">
      <style:text-properties style:font-name="DejaVu Sans3" style:font-name-complex="DejaVu Sans3"/>
    </style:style>
    <style:style style:name="ce181" style:family="table-cell" style:parent-style-name="Calc">
      <style:text-properties style:font-name="DejaVu Sans3" style:font-name-complex="DejaVu Sans3"/>
    </style:style>
    <style:style style:name="ce182" style:family="table-cell" style:parent-style-name="Calc">
      <style:text-properties style:font-name="DejaVu Sans3" style:font-name-complex="DejaVu Sans3"/>
    </style:style>
    <style:style style:name="ce54" style:family="table-cell" style:parent-style-name="CalcBoxBottom"/>
    <style:style style:name="ce55" style:family="table-cell" style:parent-style-name="CalcResult"/>
    <style:style style:name="ce56" style:family="table-cell" style:parent-style-name="CalcResultScientific"/>
    <style:style style:name="ce57" style:family="table-cell" style:parent-style-name="CalcResult"/>
    <style:style style:name="ce58" style:family="table-cell" style:parent-style-name="CalcResult" style:data-style-name="N0"/>
    <style:style style:name="ce59" style:family="table-cell" style:parent-style-name="CalcResultScientific"/>
    <style:style style:name="ce60" style:family="table-cell" style:parent-style-name="CalcResult"/>
    <style:style style:name="ce190" style:family="table-cell" style:parent-style-name="CalcSeparator"/>
    <style:style style:name="ce62" style:family="table-cell" style:parent-style-name="Calc"/>
    <style:style style:name="ce63" style:family="table-cell" style:parent-style-name="CalcBoxBottom"/>
    <style:style style:name="ce193" style:family="table-cell" style:parent-style-name="Calc" style:data-style-name="N0"/>
    <style:style style:name="ce65" style:family="table-cell" style:parent-style-name="CalcBoxBottom" style:data-style-name="N0"/>
    <style:style style:name="ce195" style:family="table-cell" style:parent-style-name="Input">
      <style:map style:condition="cell-content()&lt;0" style:apply-style-name="CalcError" style:base-cell-address="Travel.C25"/>
    </style:style>
    <style:style style:name="ce196" style:family="table-cell" style:parent-style-name="Calc">
      <style:map style:condition="cell-content()&lt;0" style:apply-style-name="CalcError" style:base-cell-address="Travel.C25"/>
    </style:style>
    <style:style style:name="ce197" style:family="table-cell" style:parent-style-name="CalcResultScientific"/>
    <style:style style:name="ce198" style:family="table-cell" style:parent-style-name="CalcResult" style:data-style-name="N0"/>
    <style:style style:name="ce70" style:family="table-cell" style:parent-style-name="Calc"/>
    <style:style style:name="ce200" style:family="table-cell" style:parent-style-name="CalcResult" style:data-style-name="N0"/>
    <style:style style:name="ce201" style:family="table-cell" style:parent-style-name="CalcResultScientific"/>
    <style:style style:name="ce202" style:family="table-cell" style:parent-style-name="CalcResult"/>
    <style:style style:name="ce203" style:family="table-cell" style:parent-style-name="CalcResult"/>
    <style:style style:name="ce204" style:family="table-cell" style:parent-style-name="CalcResult" style:data-style-name="N0"/>
    <style:style style:name="ce205" style:family="table-cell" style:parent-style-name="CalcResult"/>
    <style:style style:name="ce206" style:family="table-cell" style:parent-style-name="Calc"/>
    <style:style style:name="T1"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Creatur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number-rows-repeated="104853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 o. Golden Gate Br.</text:p>
          </table:table-cell>
          <table:table-cell table:style-name="ce98" office:value-type="float" office:value="380800000" calcext:value-type="float">
            <text:p>3,81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e98" office:value-type="float" office:value="2.37E+019" calcext:value-type="float">
            <text:p>2,37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e98" office:value-type="float" office:value="5900000000" calcext:value-type="float">
            <text:p>5,9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e98" office:value-type="float" office:value="9.3835E+020" calcext:value-type="float">
            <text:p>9,38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e98" office:value-type="float" office:value="4184000000000" calcext:value-type="float">
            <text:p>4,18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4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4"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18"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19"/>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5" table:formula="of:=IF([.E29] &gt;= 1000; FIXED([.E29]; 0); ROUND([.E29]; 2))" office:value-type="float" office:value="85.51" calcext:value-type="float">
            <text:p>85,51</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17"/>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7"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73"/>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09"/>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09"/>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26"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0"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6"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0" table:formula="of:=FIXED([.G52]; 2)" office:value-type="string" office:string-value="4,83" calcext:value-type="string">
            <text:p>4,83</text:p>
          </table:table-cell>
          <table:table-cell table:style-name="ce126"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1"/>
          <table:table-cell table:style-name="ce126"/>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0" table:formula="of:=FIXED([.G54] * RadiusSun; 0)" office:value-type="string" office:string-value="696.340" calcext:value-type="string">
            <text:p>696.340</text:p>
          </table:table-cell>
          <table:table-cell table:style-name="ce126" office:value-type="string" calcext:value-type="string">
            <text:p>km, or</text:p>
          </table:table-cell>
          <table:table-cell table:style-name="ce120" table:formula="of:=ROUND([.G54]; 2)" office:value-type="float" office:value="1" calcext:value-type="float">
            <text:p>1</text:p>
          </table:table-cell>
          <table:table-cell table:style-name="Calc" office:value-type="string" calcext:value-type="string">
            <text:p><text:span text:style-name="T1">×</text:span> Sun</text:p>
          </table:table-cell>
          <table:table-cell table:style-name="InterimResult" table:formula="of:=IF([.C49]&lt;1; [.C49]^0.8; [.C49]^0.57)" office:value-type="float" office:value="1" calcext:value-type="float">
            <text:p>1</text:p>
          </table:table-cell>
          <table:table-cell table:number-columns-repeated="57"/>
        </table:table-row>
        <table:table-row table:style-name="ro7">
          <table:table-cell/>
          <table:table-cell table:style-name="Calc"/>
          <table:table-cell table:style-name="ce120"/>
          <table:table-cell table:style-name="ce126"/>
          <table:table-cell table:style-name="ce120"/>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0"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0"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0"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0"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0"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1"/>
          <table:table-cell table:style-name="Calc"/>
          <table:table-cell table:style-name="ce121"/>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3"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27"/>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Density:</text:p>
          </table:table-cell>
          <table:table-cell table:style-name="ce128"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Approx. radius:</text:p>
          </table:table-cell>
          <table:table-cell table:style-name="ce130" table:formula="of:=FIXED([.G12] / 1000; 0)" office:value-type="string" office:string-value="6.372" calcext:value-type="string">
            <text:p>6.372</text:p>
          </table:table-cell>
          <table:table-cell table:style-name="Calc" office:value-type="string" calcext:value-type="string">
            <text:p>km</text:p>
          </table:table-cell>
          <table:table-cell table:style-name="Calc" table:number-columns-repeated="2"/>
          <table:table-cell table:style-name="InterimResult" table:formula="of:=((3 * [.C9] * EarthMass) / (4 * PI() * ([.C10] * 1000)))^(1 / 3)" office:value-type="float" office:value="6372323.31430838" calcext:value-type="float">
            <text:p>6372323,31430838</text:p>
          </table:table-cell>
          <table:table-cell table:style-name="InterimResult"/>
          <table:table-cell table:number-columns-repeated="56"/>
        </table:table-row>
        <table:table-row table:style-name="ro7">
          <table:table-cell/>
          <table:table-cell table:style-name="Calc" office:value-type="string" calcext:value-type="string">
            <text:p>Gravitational acc.:</text:p>
          </table:table-cell>
          <table:table-cell table:style-name="ce130" table:formula="of:=ROUND([.G13]; 2)" office:value-type="float" office:value="9.82" calcext:value-type="float">
            <text:p>9,82</text:p>
          </table:table-cell>
          <table:table-cell table:style-name="Calc" office:value-type="string" calcext:value-type="string">
            <text:p>m/s² or</text:p>
          </table:table-cell>
          <table:table-cell table:style-name="ce130" table:formula="of:=ROUND([.H13]; 2)" office:value-type="float" office:value="1" calcext:value-type="float">
            <text:p>1</text:p>
          </table:table-cell>
          <table:table-cell table:style-name="Calc" office:value-type="string" calcext:value-type="string">
            <text:p>g</text:p>
          </table:table-cell>
          <table:table-cell table:style-name="InterimResult" table:formula="of:=(GravitationalConstant * ([.C9] * EarthMass)) / ([.G12]^2)" office:value-type="float" office:value="9.81620759636913" calcext:value-type="float">
            <text:p>9,81620759636913</text:p>
          </table:table-cell>
          <table:table-cell table:style-name="InterimResult" table:formula="of:=[.G13] / EarthGravity" office:value-type="float" office:value="1.00097460359747" calcext:value-type="float">
            <text:p>1,00097460359747</text:p>
          </table:table-cell>
          <table:table-cell table:number-columns-repeated="56"/>
        </table:table-row>
        <table:table-row table:style-name="ro7">
          <table:table-cell/>
          <table:table-cell table:style-name="Calc" office:value-type="string" calcext:value-type="string">
            <text:p>Escape velocity:</text:p>
          </table:table-cell>
          <table:table-cell table:style-name="ce130" table:formula="of:=FIXED([.G14]; 0)" office:value-type="string" office:string-value="11.185" calcext:value-type="string">
            <text:p>11.185</text:p>
          </table:table-cell>
          <table:table-cell table:style-name="Calc" office:value-type="string" calcext:value-type="string">
            <text:p>m/s</text:p>
          </table:table-cell>
          <table:table-cell table:style-name="Calc" table:number-columns-repeated="2"/>
          <table:table-cell table:style-name="InterimResult" table:formula="of:=SQRT((2 * GravitationalConstant * ([.C9] * EarthMass)) / [.G12])"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1"/>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Roche limit¹:</text:p>
          </table:table-cell>
          <table:table-cell table:style-name="ce130" table:formula="of:=FIXED([.G17]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17]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12] * (1.26 * ([.C10] / [.C16])^(1 / 3))" office:value-type="float" office:value="9487170.92457629" calcext:value-type="float">
            <text:p>9487170,92457629</text:p>
          </table:table-cell>
          <table:table-cell table:style-name="InterimResult" table:formula="of:=[.G12] * (2.44 * ([.C10] / [.C16])^(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29"/>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2"/>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21"/>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4"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24" table:formula="of:=IF([.E28] &lt; 10^9; FIXED([.E28]; 0); [.E28])"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26] * 1000)^3) / (GravitationalConstant * ([.C25]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5" table:formula="of:=COM.MICROSOFT.CONCAT(FIXED([.E29]; 0); &quot;d &quot;; [.F29]; &quot;h &quot;; [.G29]; &quot;m &quot;; [.H29]; &quot;s&quot;)" office:value-type="string" office:string-value="365d 6h 11m 14s" calcext:value-type="string">
            <text:p>365d 6h 11m 14s</text:p>
          </table:table-cell>
          <table:table-cell table:style-name="Calc"/>
          <table:table-cell table:style-name="InterimResult" table:formula="of:=INT([.E28] / 86400)" office:value-type="float" office:value="365" calcext:value-type="float">
            <text:p>365</text:p>
          </table:table-cell>
          <table:table-cell table:style-name="InterimResult" table:formula="of:=INT(([.C28] - ([.E29] * 86400)) / 3600)" office:value-type="float" office:value="6" calcext:value-type="float">
            <text:p>6</text:p>
          </table:table-cell>
          <table:table-cell table:style-name="InterimResult" table:formula="of:=INT((([.C28] - ([.E29] * 86400)) - ([.F29] * 3600)) / 60)" office:value-type="float" office:value="11" calcext:value-type="float">
            <text:p>11</text:p>
          </table:table-cell>
          <table:table-cell table:style-name="InterimResult" table:formula="of:=[.C28] - ( [.E29] * 86400 ) - ([.F29] * 3600) - ([.G29]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1">L☉, </text:span>equivalent to</text:p>
          </table:table-cell>
          <table:table-cell table:style-name="CalcResult" table:formula="of:=IFERROR(FIXED([.G35];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35]))" office:value-type="float" office:value="4.83" calcext:value-type="float">
            <text:p>4,83</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1">L☉, </text:span>equivalent to</text:p>
          </table:table-cell>
          <table:table-cell table:style-name="CalcResult" table:formula="of:=IFERROR(FIXED([.G36];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36]))" office:value-type="string" office:string-value="" calcext:value-type="error">
            <text:p>Fehler:50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25" table:formula="of:=FIXED([.G37]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37]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Habitable zone:</text:p>
          </table:table-cell>
          <table:table-cell table:style-name="ce130" table:formula="of:=IF([.G41] &gt;= 1000; FIXED([.G41]; 0); ROUND([.G41]; 3))" office:value-type="float" office:value="0.953" calcext:value-type="float">
            <text:p>0,953</text:p>
          </table:table-cell>
          <table:table-cell table:style-name="Calc" office:value-type="string" calcext:value-type="string">
            <text:p>AU to</text:p>
          </table:table-cell>
          <table:table-cell table:style-name="ce130" table:formula="of:=IF([.G42] &gt;= 1000; FIXED([.G42]; 0); ROUND([.G42]; 3))" office:value-type="float" office:value="1.374" calcext:value-type="float">
            <text:p>1,374</text:p>
          </table:table-cell>
          <table:table-cell table:style-name="Calc" office:value-type="string" calcext:value-type="string">
            <text:p>AU</text:p>
          </table:table-cell>
          <table:table-cell table:style-name="InterimResult" table:formula="of:=SQRT(([.C35] + [.C36]) / 1.1)" office:value-type="float" office:value="0.953462589245592" calcext:value-type="float">
            <text:p>0,953462589245592</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text:s text:c="4"/>or</text:p>
          </table:table-cell>
          <table:table-cell table:style-name="ce130" table:formula="of:=FIXED([.G41] * AstroUnit / 1000; 0)" office:value-type="string" office:string-value="142.635.973" calcext:value-type="string">
            <text:p>142.635.973</text:p>
          </table:table-cell>
          <table:table-cell table:style-name="Calc" office:value-type="string" calcext:value-type="string">
            <text:p>km to</text:p>
          </table:table-cell>
          <table:table-cell table:style-name="ce130" table:formula="of:=FIXED([.G42]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35] + [.C36])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Effective temperature:</text:p>
          </table:table-cell>
          <table:table-cell table:style-name="ce25" table:formula="of:=FIXED([.G44]; 1)" office:value-type="string" office:string-value="254,0" calcext:value-type="string">
            <text:p>254,0</text:p>
          </table:table-cell>
          <table:table-cell table:style-name="Calc" office:value-type="string" calcext:value-type="string">
            <text:p>K or</text:p>
          </table:table-cell>
          <table:table-cell table:style-name="ce25" table:formula="of:=FIXED([.G44] + AbsoluteZero; 1)" office:value-type="string" office:string-value="-19,1" calcext:value-type="string">
            <text:p>-19,1</text:p>
          </table:table-cell>
          <table:table-cell table:style-name="Calc" office:value-type="string" calcext:value-type="string">
            <text:p>°C</text:p>
          </table:table-cell>
          <table:table-cell table:style-name="InterimResult" table:formula="of:=(((1 - [.C38]) * (LuminositySun * ([.C35] + [.C36]))) / (16 * PI() * ([.C37]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Surface temperature:</text:p>
          </table:table-cell>
          <table:table-cell table:style-name="ce25" table:formula="of:=FIXED([.G45]; 1)" office:value-type="string" office:string-value="287,5" calcext:value-type="string">
            <text:p>287,5</text:p>
          </table:table-cell>
          <table:table-cell table:style-name="Calc" office:value-type="string" calcext:value-type="string">
            <text:p>K or</text:p>
          </table:table-cell>
          <table:table-cell table:style-name="ce25" table:formula="of:=FIXED([.G45] + AbsoluteZero; 1)" office:value-type="string" office:string-value="14,3" calcext:value-type="string">
            <text:p>14,3</text:p>
          </table:table-cell>
          <table:table-cell table:style-name="Calc" office:value-type="string" calcext:value-type="string">
            <text:p>°C</text:p>
          </table:table-cell>
          <table:table-cell table:style-name="InterimResult" table:formula="of:=[.G44] * (1 / (1 - ([.C39]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 office:value-type="string" calcext:value-type="string">
            <text:p>Direct sun illum.²:</text:p>
          </table:table-cell>
          <table:table-cell table:style-name="ce25" table:formula="of:=COM.MICROSOFT.IFS([.H47] &lt; 10; ROUND([.H47]; 4); [.H47] &lt; 100; ROUND([.H47]; 2); [.H47] &gt;= 100; FIXED([.H47]; 0))" office:value-type="string" office:string-value="400.000" calcext:value-type="string">
            <text:p>400.000</text:p>
          </table:table-cell>
          <table:table-cell table:style-name="ce116" office:value-type="string" calcext:value-type="string">
            <text:p>× full Moon or</text:p>
          </table:table-cell>
          <table:table-cell table:style-name="ce25" table:formula="of:=COM.MICROSOFT.IFS([.I47] &lt; 10; ROUND([.I47]; 4); [.I47] &lt; 100; ROUND([.I47]; 2); [.I47] &gt;= 100; FIXED([.I47]; 0))" office:value-type="string" office:string-value="10.000" calcext:value-type="string">
            <text:p>10.000</text:p>
          </table:table-cell>
          <table:table-cell table:style-name="ce138" office:value-type="string" calcext:value-type="string">
            <text:p>× street light or</text:p>
          </table:table-cell>
          <table:table-cell table:style-name="InterimResult" table:formula="of:=([.C35] + [.C36]) / [.C37]^2" office:value-type="float" office:value="1" calcext:value-type="float">
            <text:p>1</text:p>
          </table:table-cell>
          <table:table-cell table:style-name="InterimResult" table:formula="of:=[.G47] * (IllumDirectSun / IllumFullMoon)" office:value-type="float" office:value="400000" calcext:value-type="float">
            <text:p>400000</text:p>
          </table:table-cell>
          <table:table-cell table:style-name="InterimResult" table:formula="of:=[.G47] * (IllumDirectSun / IllumStreetLight)" office:value-type="float" office:value="10000" calcext:value-type="float">
            <text:p>10000</text:p>
          </table:table-cell>
          <table:table-cell table:number-columns-repeated="55"/>
        </table:table-row>
        <table:table-row table:style-name="ro7">
          <table:table-cell/>
          <table:table-cell table:style-name="Calc"/>
          <table:table-cell table:style-name="ce25" table:formula="of:=COM.MICROSOFT.IFS([.H48] &lt; 10; ROUND([.H48]; 4); [.H48] &lt; 100; ROUND([.H48]; 2); [.H48] &gt;= 100; FIXED([.H48]; 0))" office:value-type="string" office:string-value="250" calcext:value-type="string">
            <text:p>250</text:p>
          </table:table-cell>
          <table:table-cell table:style-name="Calc" office:value-type="string" calcext:value-type="string">
            <text:p><text:span text:style-name="T1">×</text:span> sunset or</text:p>
          </table:table-cell>
          <table:table-cell table:style-name="ce25" table:formula="of:=COM.MICROSOFT.IFS([.I48] &lt; 10; ROUND([.I48]; 4); [.I48] &lt; 100; ROUND([.I48]; 2); [.I48] &gt;= 100; FIXED([.I48]; 0))" office:value-type="float" office:value="5" calcext:value-type="float">
            <text:p>5</text:p>
          </table:table-cell>
          <table:table-cell table:style-name="ce116" office:value-type="string" calcext:value-type="string">
            <text:p>× daylight or</text:p>
          </table:table-cell>
          <table:table-cell table:style-name="InterimResult"/>
          <table:table-cell table:style-name="InterimResult" table:formula="of:=[.G47] * (IllumDirectSun / IllumSunset)" office:value-type="float" office:value="250" calcext:value-type="float">
            <text:p>250</text:p>
          </table:table-cell>
          <table:table-cell table:style-name="InterimResult" table:formula="of:=[.G47] * (IllumDirectSun / IllumDaylight)" office:value-type="float" office:value="5" calcext:value-type="float">
            <text:p>5</text:p>
          </table:table-cell>
          <table:table-cell table:number-columns-repeated="55"/>
        </table:table-row>
        <table:table-row table:style-name="ro7">
          <table:table-cell/>
          <table:table-cell table:style-name="Calc"/>
          <table:table-cell table:style-name="ce25" table:formula="of:=COM.MICROSOFT.IFS([.G47] &lt; 10; ROUND([.G47]; 4); [.G47] &lt; 100; ROUND([.G47]; 2); [.G47] &gt;= 100; FIXED([.G47]; 0))" office:value-type="float" office:value="1" calcext:value-type="float">
            <text:p>1</text:p>
          </table:table-cell>
          <table:table-cell table:style-name="ce116" office:value-type="string" calcext:value-type="string">
            <text:p>× direct sun or</text:p>
          </table:table-cell>
          <table:table-cell table:style-name="ce25" table:formula="of:=FIXED([.G4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47])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7">
          <table:table-cell/>
          <table:table-cell table:style-name="CalcRemark" office:value-type="string" calcext:value-type="string" table:number-columns-spanned="5" table:number-rows-spanned="1">
            <text:p>¹ Atmospheric absorption is an approximate measure of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4"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4"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23"/>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62];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58]^2 * ([.C59]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63] &gt;= 1000; FIXED([.E63]; 0); ROUND([.E63]; 1))" office:value-type="float" office:value="40.6" calcext:value-type="float">
            <text:p>40,6</text:p>
          </table:table-cell>
          <table:table-cell table:style-name="Calc" office:value-type="string" calcext:value-type="string">
            <text:p>/km²</text:p>
          </table:table-cell>
          <table:table-cell table:style-name="InterimResult" table:formula="of:=([.C60] * 1000000) / [.E62]"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71]; 0)" office:value-type="string" office:string-value="2.000" calcext:value-type="string">
            <text:p>2.000</text:p>
          </table:table-cell>
          <table:table-cell table:style-name="Calc" office:value-type="string" calcext:value-type="string">
            <text:p>km²</text:p>
          </table:table-cell>
          <table:table-cell table:style-name="InterimResult" table:formula="of:=([.C69] * 1000000) / [.C70]"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41:Planet.C42 Planet.E41:Planet.E42 Planet.C17:Planet.C20 Planet.E13:Planet.E13 Planet.C10:Planet.C15">
            <calcext:condition calcext:apply-style-name="CalcError" calcext:value="is-error" calcext:base-cell-address="Planet.C10"/>
          </calcext:conditional-format>
          <calcext:conditional-format calcext:target-range-address="Planet.C17:Planet.C17 Planet.C28:Planet.C29 Planet.C41:Planet.C42 Planet.C44:Planet.C45 Planet.C47:Planet.C49 Planet.E37:Planet.E37 Planet.E41:Planet.E42 Planet.E44:Planet.E45 Planet.E47:Planet.E49 Planet.C12:Planet.C15 Planet.E13:Planet.E13">
            <calcext:condition calcext:apply-style-name="CalcError" calcext:value="is-error" calcext:base-cell-address="Planet.C12"/>
          </calcext:conditional-format>
          <calcext:conditional-format calcext:target-range-address="Planet.A1:Planet.A1 Planet.C26:Planet.C27 Planet.C59:Planet.C61">
            <calcext:condition calcext:apply-style-name="CalcError" calcext:value="&lt;0" calcext:base-cell-address="Planet.A1"/>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43" office:value-type="string" calcext:value-type="string">
            <text:p><text:span text:style-name="T2">×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6"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6"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6"/>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6" office:value-type="string" calcext:value-type="string">
            <text:p>lux or</text:p>
          </table:table-cell>
          <table:table-cell table:style-name="CalcResult" table:formula="of:=FIXED([.H17]; 2)" office:value-type="string" office:string-value="-12,74" calcext:value-type="string">
            <text:p>-12,74</text:p>
          </table:table-cell>
          <table:table-cell table:style-name="ce116"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6"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6"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6"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6"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43"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28"/>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41"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30" table:formula="of:=COM.MICROSOFT.CONCAT(FIXED([.E32]; 0); &quot;d &quot;; [.F32]; &quot;h &quot;; [.G32]; &quot;m &quot;; [.H32]; &quot;s&quot;)" office:value-type="string" office:string-value="27d 10h 50m 39s" calcext:value-type="string">
            <text:p>27d 10h 50m 39s</text:p>
          </table:table-cell>
          <table:table-cell table:style-name="ce28"/>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5" calcext:value-type="float">
            <text:p>5</text:p>
          </table:table-cell>
          <table:table-cell table:style-name="ce161" office:value-type="string" calcext:value-type="string">
            <text:p>M☉, equivalent to</text:p>
          </table:table-cell>
          <table:table-cell table:style-name="ce162"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32"/>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Schwarzschild radius:</text:p>
          </table:table-cell>
          <table:table-cell table:style-name="ce149" table:formula="of:=IF([.G11] &lt; 10^9; FIXED([.G11]; 4); [.G11])" office:value-type="string" office:string-value="14.766,1771" calcext:value-type="string">
            <text:p>14.766,1771</text:p>
          </table:table-cell>
          <table:table-cell table:style-name="Calc" office:value-type="string" calcext:value-type="string">
            <text:p>m, equivalent to</text:p>
          </table:table-cell>
          <table:table-cell table:style-name="ce162"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7">
          <table:table-cell/>
          <table:table-cell table:style-name="Calc" office:value-type="string" calcext:value-type="string">
            <text:p>Photon sphere radius¹:</text:p>
          </table:table-cell>
          <table:table-cell table:style-name="ce149" table:formula="of:=IF([.G12] &lt; 10^9; FIXED([.G12]; 4); [.G12])" office:value-type="string" office:string-value="22.149,2656" calcext:value-type="string">
            <text:p>22.149,2656</text:p>
          </table:table-cell>
          <table:table-cell table:style-name="Calc" office:value-type="string" calcext:value-type="string">
            <text:p>m, equivalent to</text:p>
          </table:table-cell>
          <table:table-cell table:style-name="ce162"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7">
          <table:table-cell/>
          <table:table-cell table:style-name="Calc" office:value-type="string" calcext:value-type="string">
            <text:p>ISCO²:</text:p>
          </table:table-cell>
          <table:table-cell table:style-name="ce149" table:formula="of:=IF([.G13] &lt; 10^9; FIXED([.G13]; 4); [.G13])" office:value-type="string" office:string-value="44.298,5312" calcext:value-type="string">
            <text:p>44.298,5312</text:p>
          </table:table-cell>
          <table:table-cell table:style-name="Calc" office:value-type="string" calcext:value-type="string">
            <text:p>m, equivalent to</text:p>
          </table:table-cell>
          <table:table-cell table:style-name="ce162"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7">
          <table:table-cell/>
          <table:table-cell table:style-name="Calc" office:value-type="string" calcext:value-type="string">
            <text:p>Lifetime:</text:p>
          </table:table-cell>
          <table:table-cell table:style-name="ce154" table:formula="of:=IF([.G14] &lt; 10^9; FIXED([.G14]; 4); [.G14])" office:value-type="float" office:value="5.27308388654194E+037" calcext:value-type="float">
            <text:p>5,27E+37</text:p>
          </table:table-cell>
          <table:table-cell table:style-name="Calc" office:value-type="string" calcext:value-type="string">
            <text:p>s, equivalent to</text:p>
          </table:table-cell>
          <table:table-cell table:style-name="ce162" table:formula="of:=IF([.H14] &lt; 10^9; FIXED([.H14]; 4);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55"/>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36"/>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36"/>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37"/>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63"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4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68"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68" table:formula="of:=IF([.G15] &lt; 10^9; FIXED([.G15]; 3); [.G15])" office:value-type="float" office:value="9162978572.97023" calcext:value-type="float">
            <text:p>9,16E+09</text:p>
          </table:table-cell>
          <table:table-cell table:style-name="Calc" office:value-type="string" calcext:value-type="string">
            <text:p><text:span text:style-name="T3">×</text:span> lightning bolt or</text:p>
          </table:table-cell>
          <table:table-cell table:style-name="ce168" table:formula="of:=IF([.H15] &lt; 10^9; FIXED([.H15]; 3); [.H15])" office:value-type="string" office:string-value="727.220,522" calcext:value-type="string">
            <text:p>727.220,522</text:p>
          </table:table-cell>
          <table:table-cell table:style-name="Calc" office:value-type="string" calcext:value-type="string">
            <text:p><text:span text:style-name="T3">×</text:span> Hiroshima bomb or</text:p>
          </table:table-cell>
          <table:table-cell table:style-name="InterimResult" table:formula="of:=[.G14] / EnergyLightningBolt" office:value-type="float" office:value="9162978572.97023" calcext:value-type="float">
            <text:p>9162978572,97023</text:p>
          </table:table-cell>
          <table:table-cell table:style-name="InterimResult" table:formula="of:=[.G14] / EnergyHiroshimaBomb" office:value-type="float" office:value="727220.521664304" calcext:value-type="float">
            <text:p>727220,521664304</text:p>
          </table:table-cell>
          <table:table-cell table:number-columns-repeated="56"/>
        </table:table-row>
        <table:table-row table:style-name="ro5">
          <table:table-cell/>
          <table:table-cell table:style-name="Calc"/>
          <table:table-cell table:style-name="ce168" table:formula="of:=IF([.G16] &lt; 10^9; FIXED([.G16]; 3); [.G16])" office:value-type="string" office:string-value="218,166" calcext:value-type="string">
            <text:p>218,166</text:p>
          </table:table-cell>
          <table:table-cell table:style-name="Calc" office:value-type="string" calcext:value-type="string">
            <text:p><text:span text:style-name="T3">×</text:span> Tsar Bomba or</text:p>
          </table:table-cell>
          <table:table-cell table:style-name="ce168" table:formula="of:=IF([.H16] &lt; 10^9; FIXED([.H16]; 3); [.H16])" office:value-type="string" office:string-value="0,000" calcext:value-type="string">
            <text:p>0,000</text:p>
          </table:table-cell>
          <table:table-cell table:style-name="Calc" office:value-type="string" calcext:value-type="string">
            <text:p><text:span text:style-name="T3">×</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68" table:formula="of:=IF([.G17] &lt; 10^9; FIXED([.G17]; 3); [.G17])" office:value-type="string" office:string-value="0,000" calcext:value-type="string">
            <text:p>0,000</text:p>
          </table:table-cell>
          <table:table-cell table:style-name="Calc" office:value-type="string" calcext:value-type="string">
            <text:p><text:span text:style-name="T3">×</text:span> major solar flare or</text:p>
          </table:table-cell>
          <table:table-cell table:style-name="ce168" table:formula="of:=IF([.H17] &lt; 10^9; FIXED([.H17]; 3); [.H17])" office:value-type="string" office:string-value="0,000" calcext:value-type="string">
            <text:p>0,000</text:p>
          </table:table-cell>
          <table:table-cell table:style-name="Calc" office:value-type="string" calcext:value-type="string">
            <text:p><text:span text:style-name="T3">×</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4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44"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76"/>
          <table:table-cell table:style-name="Calc"/>
          <table:table-cell table:style-name="InterimResult" table:formula="of:=(([.G14] / KilotonTNT)^0.3 * KilotonTNTCrater) / 1000" office:value-type="float" office:value="5.95089560371418" calcext:value-type="float">
            <text:p>5,95089560371418</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44"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4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45"/>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22"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46" table:formula="of:=[.G28]" office:value-type="float" office:value="4.8E+017" calcext:value-type="float">
            <text:p>4,80E+17</text:p>
          </table:table-cell>
          <table:table-cell table:style-name="Calc" office:value-type="string" calcext:value-type="string">
            <text:p>kg, corresponding to</text:p>
          </table:table-cell>
          <table:table-cell table:style-name="ce46"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46" table:formula="of:=IF([.G29] &lt; 10^9; FIXED([.G29]; 2); [.G29])" office:value-type="float" office:value="1151079136690.65" calcext:value-type="float">
            <text:p>1,15E+12</text:p>
          </table:table-cell>
          <table:table-cell table:style-name="Calc" office:value-type="string" calcext:value-type="string">
            <text:p>× ISS or</text:p>
          </table:table-cell>
          <table:table-cell table:style-name="ce46" table:formula="of:=IF([.H29] &lt; 10^9; FIXED([.H29]; 2);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46" table:formula="of:=IF([.G30] &lt; 10^9; FIXED([.G30]; 2); [.G30])" office:value-type="string" office:string-value="81.355.932,20" calcext:value-type="string">
            <text:p>81.355.932,20</text:p>
          </table:table-cell>
          <table:table-cell table:style-name="Calc" office:value-type="string" calcext:value-type="string">
            <text:p>× Giza pyramid or</text:p>
          </table:table-cell>
          <table:table-cell table:style-name="ce46" table:formula="of:=IF([.H30] &lt; 10^9; FIXED([.H30]; 2); [.H30])" office:value-type="string" office:string-value="2.181,82" calcext:value-type="string">
            <text:p>2.18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46" table:formula="of:=IF([.G31] &lt; 10^9; FIXED([.G31]; 2); [.G31])" office:value-type="string" office:string-value="0,00" calcext:value-type="string">
            <text:p>0,00</text:p>
          </table:table-cell>
          <table:table-cell table:style-name="Calc" office:value-type="string" calcext:value-type="string">
            <text:p>× Ceres or</text:p>
          </table:table-cell>
          <table:table-cell table:style-name="ce46" table:formula="of:=IF([.H31] &lt; 10^9; FIXED([.H31]; 2); [.H31])" office:value-type="string" office:string-value="0,00" calcext:value-type="string">
            <text:p>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46"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46" table:formula="of:=IF([.G34] &lt; 10^9; FIXED([.G34]; 2); [.G34])" office:value-type="float" office:value="793650793650794" calcext:value-type="float">
            <text:p>7,94E+14</text:p>
          </table:table-cell>
          <table:table-cell table:style-name="ce116" office:value-type="string" calcext:value-type="string">
            <text:p>× Hiroshima bomb or</text:p>
          </table:table-cell>
          <table:table-cell table:style-name="ce46" table:formula="of:=IF([.H34] &lt; 10^9; FIXED([.H34]; 2); [.H34])" office:value-type="float" office:value="238095238095.238" calcext:value-type="float">
            <text:p>2,38E+11</text:p>
          </table:table-cell>
          <table:table-cell table:style-name="Calc" office:value-type="string" calcext:value-type="string">
            <text:p><text:span text:style-name="T1">×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46" table:formula="of:=IF([.G35] &lt; 10^9; FIXED([.G35]; 2); [.G35])" office:value-type="string" office:string-value="116.279,07" calcext:value-type="string">
            <text:p>116.279,07</text:p>
          </table:table-cell>
          <table:table-cell table:style-name="Calc" office:value-type="string" calcext:value-type="string">
            <text:p><text:span text:style-name="T1">× </text:span>Chicxulub impact or</text:p>
          </table:table-cell>
          <table:table-cell table:style-name="ce46" table:formula="of:=IF([.H35] &lt; 10^9; FIXED([.H35]; 2); [.H35])" office:value-type="string" office:string-value="5.000,00" calcext:value-type="string">
            <text:p>5.000,00</text:p>
          </table:table-cell>
          <table:table-cell table:style-name="ce116"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46" table:formula="of:=IF([.G36] &lt; 10^9; FIXED([.G36]; 2); [.G36])" office:value-type="string" office:string-value="0,40" calcext:value-type="string">
            <text:p>0,40</text:p>
          </table:table-cell>
          <table:table-cell table:style-name="ce138" office:value-type="string" calcext:value-type="string">
            <text:p>× Moon destruction or</text:p>
          </table:table-cell>
          <table:table-cell table:style-name="ce46" table:formula="of:=IF([.H36] &lt; 10^9; FIXED([.H36]; 2); [.H36])" office:value-type="string" office:string-value="0,00" calcext:value-type="string">
            <text:p>0,00</text:p>
          </table:table-cell>
          <table:table-cell table:style-name="ce1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46" table:formula="of:=IF([.G37] &lt; 10^9; FIXED([.G37]; 2); [.G37])" office:value-type="string" office:string-value="0,00" calcext:value-type="string">
            <text:p>0,00</text:p>
          </table:table-cell>
          <table:table-cell table:style-name="ce138" office:value-type="string" calcext:value-type="string">
            <text:p>× Jupiter destruction or</text:p>
          </table:table-cell>
          <table:table-cell table:style-name="ce46" table:formula="of:=IF([.H37] &lt; 10^9; FIXED([.H37]; 2); [.H37])" office:value-type="string" office:string-value="0,00" calcext:value-type="string">
            <text:p>0,00</text:p>
          </table:table-cell>
          <table:table-cell table:style-name="ce1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Creatur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rea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5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50" office:value-type="float" office:value="1" calcext:value-type="float">
            <text:p>1</text:p>
          </table:table-cell>
          <table:table-cell table:style-name="Calc" office:value-type="string" calcext:value-type="string">
            <text:p>g, or</text:p>
          </table:table-cell>
          <table:table-cell table:style-name="ce55"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80"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81"/>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82"/>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54"/>
          <table:table-cell table:style-name="CalcBoxBottom" table:number-columns-repeated="3"/>
          <table:table-cell table:style-name="InterimResult"/>
          <table:table-cell table:number-columns-repeated="57"/>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reature.C10:Creature.C15">
            <calcext:condition calcext:apply-style-name="CalcError" calcext:value="is-error" calcext:base-cell-address="Creature.C10"/>
          </calcext:conditional-format>
          <calcext:conditional-format calcext:target-range-address="Creature.C12:Creature.C14">
            <calcext:condition calcext:apply-style-name="CalcError" calcext:value="&lt;0" calcext:base-cell-address="Creature.C12"/>
          </calcext:conditional-format>
          <calcext:conditional-format calcext:target-range-address="Creature.C12:Creature.C14 Creature.E11:Creature.E11">
            <calcext:condition calcext:apply-style-name="CalcError" calcext:value="is-error" calcext:base-cell-address="Creatur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56"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56"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56"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7" table:formula="of:=COM.MICROSOFT.IFS([.E20] &lt; 10; ROUND([.E20]; 4); [.E20] &lt; 100; ROUND([.E20]; 2); [.E20] &lt; 10^9; FIXED([.E20]; 0); [.E20] &gt;= 10^9; [.E20])" office:value-type="string" office:string-value="78.337" calcext:value-type="string">
            <text:p>78.337</text:p>
          </table:table-cell>
          <table:table-cell table:style-name="ce116"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7" table:formula="of:=COM.MICROSOFT.IFS([.E21] &lt; 10; ROUND([.E21]; 4); [.E21] &lt; 100; ROUND([.E21]; 2); [.E21] &lt; 10^9; FIXED([.E21]; 0); [.E21] &gt;= 10^9; [.E21])" office:value-type="string" office:string-value="6.229" calcext:value-type="string">
            <text:p>6.229</text:p>
          </table:table-cell>
          <table:table-cell table:style-name="ce116"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7" table:formula="of:=COM.MICROSOFT.IFS([.E22] &lt; 10; ROUND([.E22]; 4); [.E22] &lt; 100; ROUND([.E22]; 2); [.E22] &lt; 10^9; FIXED([.E22]; 0); [.E22] &gt;= 10^9; [.E22])" office:value-type="string" office:string-value="1.502" calcext:value-type="string">
            <text:p>1.502</text:p>
          </table:table-cell>
          <table:table-cell table:style-name="ce116"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8" table:formula="of:=COM.MICROSOFT.IFS([.E23] &lt; 10; ROUND([.E23]; 4); [.E23] &lt; 100; ROUND([.E23]; 2); [.E23] &lt; 10^9; FIXED([.E23]; 0); [.E23] &gt;= 10^9; [.E23])" office:value-type="float" office:value="0" calcext:value-type="float">
            <text:p>0</text:p>
          </table:table-cell>
          <table:table-cell table:style-name="ce116"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57" table:formula="of:=COM.MICROSOFT.IFS([.E24] &lt; 10; ROUND([.E24]; 4); [.E24] &lt; 100; ROUND([.E24]; 2); [.E24] &lt; 10^9; FIXED([.E24]; 0); [.E24] &gt;= 10^9; [.E24])" office:value-type="float" office:value="0" calcext:value-type="float">
            <text:p>0</text:p>
          </table:table-cell>
          <table:table-cell table:style-name="ce116"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59"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60"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03"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19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62"/>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62" office:value-type="string" calcext:value-type="string">
            <text:p>parsec =</text:p>
          </table:table-cell>
          <table:table-cell table:style-name="ce203"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63"/>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193" office:value-type="string" calcext:value-type="string">
            <text:p>parsec/h =</text:p>
          </table:table-cell>
          <table:table-cell table:style-name="ce204"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65"/>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7">
          <table:table-cell/>
          <table:table-cell table:style-name="Calc" office:value-type="string" calcext:value-type="string">
            <text:p>Distance:</text:p>
          </table:table-cell>
          <table:table-cell table:style-name="ce195"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196"/>
          <table:table-cell table:style-name="Calc"/>
          <table:table-cell table:style-name="InterimResult" table:number-columns-repeated="4"/>
          <table:table-cell table:number-columns-repeated="56"/>
        </table:table-row>
        <table:table-row table:style-name="ro7">
          <table:table-cell/>
          <table:table-cell table:style-name="Calc" office:value-type="string" calcext:value-type="string">
            <text:p>Travel time:</text:p>
          </table:table-cell>
          <table:table-cell table:style-name="ce19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7">
          <table:table-cell/>
          <table:table-cell table:style-name="Calc" office:value-type="string" calcext:value-type="string">
            <text:p><text:s text:c="4"/>or</text:p>
          </table:table-cell>
          <table:table-cell table:style-name="ce198"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62"/>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70"/>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63"/>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196"/>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00" table:formula="of:=ROUND([.E38]; 4)" office:value-type="float" office:value="1.1547" calcext:value-type="float">
            <text:p>1,1547</text:p>
          </table:table-cell>
          <table:table-cell table:style-name="ce116"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00" table:formula="of:=ROUND(1 / [.E38]; 4)" office:value-type="float" office:value="0.866" calcext:value-type="float">
            <text:p>0,866</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05"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05"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02"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195" office:value-type="float" office:value="11200" calcext:value-type="float">
            <text:p>11200</text:p>
          </table:table-cell>
          <table:table-cell table:style-name="Calc" office:value-type="string" calcext:value-type="string">
            <text:p>m/s or</text:p>
          </table:table-cell>
          <table:table-cell table:style-name="ce202"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195" office:value-type="float" office:value="49" calcext:value-type="float">
            <text:p>49</text:p>
          </table:table-cell>
          <table:table-cell table:style-name="Calc" office:value-type="string" calcext:value-type="string">
            <text:p>m/s² or</text:p>
          </table:table-cell>
          <table:table-cell table:style-name="ce202"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196"/>
          <table:table-cell table:style-name="Calc"/>
          <table:table-cell table:style-name="ce206"/>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01" table:formula="of:=IF([.G58] &lt; 10^9; FIXED([.G58]; 0); [.G58])" office:value-type="string" office:string-value="229" calcext:value-type="string">
            <text:p>229</text:p>
          </table:table-cell>
          <table:table-cell table:style-name="ce206" office:value-type="string" calcext:value-type="string">
            <text:p>s or</text:p>
          </table:table-cell>
          <table:table-cell table:style-name="ce202"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02" table:formula="of:=IF([.G59] &lt; 10^9; FIXED([.G59]; 0); [.G59])" office:value-type="string" office:string-value="1.280.000" calcext:value-type="string">
            <text:p>1.280.000</text:p>
          </table:table-cell>
          <table:table-cell table:style-name="ce206" office:value-type="string" calcext:value-type="string">
            <text:p>m or</text:p>
          </table:table-cell>
          <table:table-cell table:style-name="ce202"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Gravity" table:base-cell-address="$Constants.$C$16" table:cell-range-address="$Constants.$C$16"/>
        <table:named-range table:name="EarthMass" table:base-cell-address="$Constants.$F$14" table:cell-range-address="$Constants.$F$14"/>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7">00.00.0000</text:date>, <text:time style:data-style-name="N2" text:time-value="04:01:01.423598823">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3.5.2$Linux_X86_64 LibreOffice_project/30$Build-2</meta:generator>
    <dc:description>2020-04-27- Dennis Murczak</dc:description>
    <meta:document-statistic meta:table-count="11" meta:cell-count="880" meta:object-count="0"/>
  </office:meta>
</office:document-meta>
</file>